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5" draw:text-style-name="P6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6" draw:text-style-name="P7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2" draw:text-style-name="P3" svg:width="0.1343in" svg:height="0.1343in" svg:x="5.3819in" svg:y="0.42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8" draw:text-style-name="P8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6" draw:text-style-name="P7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3" draw:text-style-name="P4" svg:width="0.1343in" svg:height="0.1343in" svg:x="0.389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5" draw:text-style-name="P6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0" draw:text-style-name="P5" svg:width="0.1343in" svg:height="0.1343in" svg:x="0.363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9" draw:text-style-name="P9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2" draw:style-name="gr2" draw:text-style-name="P3" svg:width="0.1343in" svg:height="0.1343in" svg:x="0.3638in" svg:y="0.180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7" draw:text-style-name="P6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4" draw:text-style-name="P5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6" draw:text-style-name="P7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1" draw:text-style-name="P3" svg:width="0.135in" svg:height="0.135in" svg:x="0.401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9" draw:name="Shape 45" draw:style-name="gr5" draw:text-style-name="P6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0:31:05.649850358</dc:date>
    <meta:editing-duration>PT1H25M29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